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act Expressions for Trigonometric Functions in Degrees</text:p>
      <text:p text:style-name="Subtitle"><text:a xlink:type="simple" xlink:href="mailto:someonesdad1@gmail.com">someonesdad1@gmail.com</text:a> <text:s/>12 Feb 2011</text:p>
      <text:p text:style-name="Text_20_body"/>
      <text:p text:style-name="Text_20_body">Herman Robinson (7 Apr 1912 to 10 Oct 1986) was a scientist at the UC Berkeley Radiation Lab in Berkeley, CA. <text:s/>He worked there from 1945 until he retired in 1973. <text:s/>Herman was a chemical engineer by training, but his interests and skills ranged over a variety of science, math, and technology topics. <text:s/>He enjoyed "tinkering" with mathematical calculations after he retired with the Wang 720c calculator he purchased for himself, having used one at the office. <text:s/>In 1990, I discovered that he was my biological father.</text:p>
      <text:p text:style-name="Text_20_body">In 2006, Herman's widow sent me a box of Herman's correspondence to sort through. Many of the things he had kept were numerical calculations that are relatively trivial to do with today's computer tools, but represent a significant amount of work with early calculators and computers. <text:s/>I saved a few pages from a notebook that contained algebraic expressions for trig functions in degrees. <text:s/>No doubt such things have been published elsewhere in the last few hundred years, but I haven't seen them (most of them are not in my CRC math handbook nor Abramowitz and Stegun) and I thought that someone somewhere might be able to use them, so I typed them up.</text:p>
      <text:p text:style-name="Text_20_body">There were no notes explaining the calculations, but I would assume Herman was solving algebraic equations based on multiple-angle trig formulas. <text:s/>These calculations would have been done by hand, not with a computer algebra system. <text:s/>I used a python script to verify that the expressions were correct (see the appendix).</text:p>
      <text:p text:style-name="Text_20_body">The formulas below were generated from the python script in the appendix by another script because they're more readable than code. <text:s/>I hope they're correct, but the definitive relations should be taken from the code.</text:p>
      <text:p text:style-name="Equation"><draw:frame draw:style-name="fr1" draw:name="Object1" text:anchor-type="as-char" svg:width="3.6992in" svg:height="4.05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Equation"><text:soft-page-break/><draw:frame draw:style-name="fr1" draw:name="Object2" text:anchor-type="as-char" svg:width="3.6528in" svg:height="6.320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1" text:outline-level="1">Appendix: <text:s/>python check script</text:h>
      <text:p text:style-name="Text_20_body">If the python mpmath library is available, then the calculations will be done with extended precision. <text:s/>Otherwise, the built-in floating point math library is used.</text:p>
      <text:p text:style-name="Code">'''</text:p>
      <text:p text:style-name="Code">Algebraic expressions for trigonometric functions in degrees</text:p>
      <text:p text:style-name="Code">'''</text:p>
      <text:p text:style-name="Code"/>
      <text:p text:style-name="Code">from __future__ import division</text:p>
      <text:p text:style-name="Code"/>
      <text:p text:style-name="Code">try:</text:p>
      <text:p text:style-name="Code"><text:s text:c="4"/>from mpmath import mp, pi, mpf, sin as s, cos as c, tan as t, sqrt</text:p>
      <text:p text:style-name="Code"><text:s text:c="4"/>ndigits = 100</text:p>
      <text:p text:style-name="Code"><text:s text:c="4"/>mp.dps = ndigits</text:p>
      <text:p text:style-name="Code"><text:s text:c="4"/>eps, D = mpf(10)**(-ndigits + 1), pi/180</text:p>
      <text:p text:style-name="Code">except ImportError:</text:p>
      <text:p text:style-name="Code"><text:s text:c="4"/>from math import pi, sin as s, cos as c, tan as t, sqrt</text:p>
      <text:p text:style-name="Code"><text:s text:c="4"/>mpf = float</text:p>
      <text:p text:style-name="Code"><text:s text:c="4"/>eps, D = 10**(-14), pi/180</text:p>
      <text:p text:style-name="Code"><text:soft-page-break/></text:p>
      <text:p text:style-name="Code">s2, s3, s5, s6, s10, s15 = map(sqrt, (2, 3, 5, 6, 10, 15))</text:p>
      <text:p text:style-name="Code"/>
      <text:p text:style-name="Code">def eq(a, b):</text:p>
      <text:p text:style-name="Code"><text:s text:c="4"/>if abs(a - b) &gt; eps:</text:p>
      <text:p text:style-name="Code"><text:s text:c="8"/>raise ValueError()</text:p>
      <text:p text:style-name="Code"/>
      <text:p text:style-name="Code"># 3 deg</text:p>
      <text:p text:style-name="Code">eq(s(3*D), ((s6+s2)*(s5-1)/16 - (s3-1)*sqrt(5 + s5)/8))</text:p>
      <text:p text:style-name="Code">eq(c(3*D), ((s6-s2)*(s5-1)/16 + (s3+1)*sqrt(5 + s5)/8))</text:p>
      <text:p text:style-name="Code"># 6 deg</text:p>
      <text:p text:style-name="Code">eq(s(6*D), (sqrt(30 - 6*s5) - s5 - 1)/8)</text:p>
      <text:p text:style-name="Code">eq(c(6*D), (s15 + s3 + sqrt(10 -2*s5))/8)</text:p>
      <text:p text:style-name="Code">eq(t(6*D), (sqrt(10 - 2*s5) + s3 - s15)/2)</text:p>
      <text:p text:style-name="Code">eq(1/t(6*D), (3*s3 + s15 + 2*sqrt(10 - 2*s5) + sqrt(50 - 10*s5))/2)</text:p>
      <text:p text:style-name="Code"># 7.5 deg</text:p>
      <text:p text:style-name="Code">eq(s(mpf("7.5")*D), (sqrt(8 - 2*s2 - 2*s6)/4))</text:p>
      <text:p text:style-name="Code">eq(c(mpf("7.5")*D), (sqrt(8 + 2*s2 + 2*s6)/4))</text:p>
      <text:p text:style-name="Code">eq(t(mpf("7.5")*D), (s6 - s3 + s2 - 2))</text:p>
      <text:p text:style-name="Code">eq(1/t(mpf("7.5")*D), (s6 + s3 + s2 + 2))</text:p>
      <text:p text:style-name="Code"># 9 deg</text:p>
      <text:p text:style-name="Code">eq(s(9*D), (s10 + s2 - 2*sqrt(5 - s5))/8)</text:p>
      <text:p text:style-name="Code">eq(c(9*D), (s10 + s2 + 2*sqrt(5 - s5))/8)</text:p>
      <text:p text:style-name="Code">eq(t(9*D), (1 + s5 - sqrt(5 + 2*s5)))</text:p>
      <text:p text:style-name="Code">eq(1/t(9*D), (1 + s5 + sqrt(5 + 2*s5)))</text:p>
      <text:p text:style-name="Code"># 11.25 deg</text:p>
      <text:p text:style-name="Code">eq(s(mpf("11.25")*D), (sqrt(2 - sqrt(2 + s2)))/2)</text:p>
      <text:p text:style-name="Code">eq(c(mpf("11.25")*D), (sqrt(2 + sqrt(2 + s2)))/2)</text:p>
      <text:p text:style-name="Code">eq(t(mpf("11.25")*D), sqrt(4 + 2*s2) - s2 - 1)</text:p>
      <text:p text:style-name="Code"># 12 deg</text:p>
      <text:p text:style-name="Code">eq(s(12*D), (2*s3 - 2*s15 + sqrt(10 - 2*s5) + sqrt(50 - 10*s5))/16)</text:p>
      <text:p text:style-name="Code">eq(c(12*D), (sqrt(31 + 9*s5 + 4*sqrt(30 - 6*s5) - 5*sqrt(6 - 2*s5)))/8)</text:p>
      <text:p text:style-name="Code"># 15 deg</text:p>
      <text:p text:style-name="Code">eq(s(15*D), (s6 - s2)/4)</text:p>
      <text:p text:style-name="Code">eq(c(15*D), (s6 + s2)/4)</text:p>
      <text:p text:style-name="Code">eq(t(15*D), (2 - s3))</text:p>
      <text:p text:style-name="Code">eq(1/t(15*D), (2 + s3))</text:p>
      <text:p text:style-name="Code"># 18 deg</text:p>
      <text:p text:style-name="Code">eq(s(18*D), (s5 - 1)/4)</text:p>
      <text:p text:style-name="Code">eq(c(18*D), (sqrt(10 + 2*s5))/4)</text:p>
      <text:p text:style-name="Code">eq(t(18*D), sqrt(1 - 2/s5))</text:p>
      <text:p text:style-name="Code">eq(1/t(18*D), sqrt(5 + 2*s5))</text:p>
      <text:p text:style-name="Code"># 21 deg</text:p>
      <text:p text:style-name="Code">eq(s(21*D), (s3+1)*(sqrt(5-s5))/8 - (s6-s2)*(s5+1)/16)</text:p>
      <text:p text:style-name="Code">eq(c(21*D), (s3-1)*(sqrt(5-s5))/8 + (s6+s2)*(s5+1)/16)</text:p>
      <text:p text:style-name="Code"># 22.5 deg</text:p>
      <text:p text:style-name="Code">eq(s(mpf("22.5")*D), sqrt(2 - s2)/2)</text:p>
      <text:p text:style-name="Code">eq(c(mpf("22.5")*D), sqrt(2 + s2)/2)</text:p>
      <text:p text:style-name="Code">eq(t(mpf("22.5")*D), s2 - 1)</text:p>
      <text:p text:style-name="Code">eq(1/t(mpf("22.5")*D), s2 + 1)</text:p>
      <text:p text:style-name="Code"># 24 deg</text:p>
      <text:p text:style-name="Code">eq(s(24*D), (s15 + s3 - sqrt(10 - 2*s5))/8)</text:p>
      <text:p text:style-name="Code">eq(c(24*D), (s5 + 1 + sqrt(30 - 6*s5))/8)</text:p>
      <text:p text:style-name="Code"># 27 deg</text:p>
      <text:p text:style-name="Code">eq(s(27*D), (2*sqrt(5 + s5) - s10 + s2)/8)</text:p>
      <text:p text:style-name="Code">eq(c(27*D), (2*sqrt(5 + s5) + s10 - s2)/8)</text:p>
      <text:p text:style-name="Code"># 33 deg</text:p>
      <text:p text:style-name="Code">eq(s(33*D), (s3-1)*(sqrt(5+s5))/8 + (s6+s2)*(s5-1)/16)</text:p>
      <text:p text:style-name="Code">eq(c(33*D), (s3+1)*(sqrt(5+s5))/8 - (s6-s2)*(s5-1)/16)</text:p>
      <text:p text:style-name="Code"># 36 deg</text:p>
      <text:p text:style-name="Code">eq(s(36*D), sqrt(10 - 2*s5)/4)</text:p>
      <text:p text:style-name="Code">eq(c(36*D), (s5 + 1)/4)</text:p>
      <text:p text:style-name="Code">eq(t(36*D), sqrt(5 - 2*s5))</text:p>
      <text:p text:style-name="Code">eq(1/t(36*D), sqrt(1 + 2/s5))</text:p>
      <text:p text:style-name="Code"># 37.5 deg</text:p>
      <text:p text:style-name="Code">eq(s(mpf("37.5")*D), sqrt(2 - sqrt(2 - s3))/2)</text:p>
      <text:p text:style-name="Code">eq(c(mpf("37.5")*D), sqrt(2 + sqrt(2 - s3))/2)</text:p>
      <text:p text:style-name="Code">eq(t(mpf("37.5")*D), s6 + s3 - s2 - 2)</text:p>
      <text:p text:style-name="Code"><text:soft-page-break/>eq(1/t(mpf("37.5")*D), s6 - s3 - s2 + 2)</text:p>
      <text:p text:style-name="Code"># 39 deg</text:p>
      <text:p text:style-name="Code">eq(s(39*D), (s6+s2)*(s5+1)/16 - (s3-1)*sqrt(5 - s5)/8)</text:p>
      <text:p text:style-name="Code">eq(c(39*D), (s6-s2)*(s5+1)/16 + (s3+1)*sqrt(5 - s5)/8)</text:p>
      <text:p text:style-name="Code"/>
      <text:p text:style-name="Code">print "Tests passed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in" fo:margin-right="0in" fo:text-indent="0in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>
        <style:background-image/>
      </style:paragraph-properties>
      <style:text-properties fo:font-size="12pt" fo:font-style="normal" style:text-underline-style="solid" style:text-underline-width="bold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01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class="text">
      <style:paragraph-properties fo:margin-top="0in" fo:margin-bottom="0.0799in"/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0.2in" fo:margin-right="0in" fo:text-indent="0in" style:auto-text-indent="false">
        <style:tab-stops/>
      </style:paragraph-properties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esident DeRosa</dc:title>
    <meta:creation-date>2010-08-22T09:46:46.32</meta:creation-date>
    <meta:editing-cycles>23</meta:editing-cycles>
    <meta:editing-duration>PT03H03M22S</meta:editing-duration>
    <meta:generator>OpenOffice.org/3.2$Win32 OpenOffice.org_project/320m18$Build-9502</meta:generator>
    <dc:date>2012-09-06T15:31:07.87</dc:date>
    <meta:document-statistic meta:table-count="0" meta:image-count="0" meta:object-count="2" meta:page-count="4" meta:paragraph-count="93" meta:word-count="771" meta:character-count="4655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../doc/templates_open_office/Normal.ott" meta:date="2010-11-30T13:06:41"/>
  </office:meta>
</office:document-meta>
</file>

<file path=Object 1/content.xml><?xml version="1.0" encoding="utf-8"?>
<math xmlns="http://www.w3.org/1998/Math/MathML">
  <semantics>
    <mtable>
      <mtr>
        <mtd>
          <mrow>
            <mi>sin</mi>
            <mrow>
              <mo stretchy="false">(</mo>
              <msup>
                <mn>3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6</mn>
                </msqrt>
                <mo stretchy="false">+</mo>
                <msqrt>
                  <mn>2</mn>
                </msqrt>
              </mrow>
              <mo stretchy="false">)</mo>
            </mrow>
            <mrow>
              <mrow>
                <mrow>
                  <mo stretchy="false">(</mo>
                  <mrow>
                    <msqrt>
                      <mn>5</mn>
                    </msqrt>
                    <mi mathvariant="normal">−</mi>
                    <mn>1</mn>
                  </mrow>
                  <mo stretchy="false">)</mo>
                </mrow>
                <mi mathvariant="normal">/</mi>
                <mn>16</mn>
              </mrow>
              <mi mathvariant="normal">−</mi>
              <mrow>
                <mo stretchy="false">(</mo>
                <mrow>
                  <msqrt>
                    <mn>3</mn>
                  </msqrt>
                  <mi mathvariant="normal">−</mi>
                  <mn>1</mn>
                </mrow>
                <mo stretchy="false">)</mo>
              </mrow>
            </mrow>
            <mrow>
              <msqrt>
                <mrow>
                  <mn>5</mn>
                  <mo stretchy="false">+</mo>
                  <msqrt>
                    <mn>5</mn>
                  </msqrt>
                </mrow>
              </msqrt>
              <mi mathvariant="normal">/</mi>
              <mn>8</mn>
            </mrow>
          </mrow>
        </mtd>
      </mtr>
      <mtr>
        <mtd>
          <mrow>
            <mi>cos</mi>
            <mrow>
              <mo stretchy="false">(</mo>
              <msup>
                <mn>3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6</mn>
                </msqrt>
                <mi mathvariant="normal">−</mi>
                <msqrt>
                  <mn>2</mn>
                </msqrt>
              </mrow>
              <mo stretchy="false">)</mo>
            </mrow>
            <mrow>
              <mrow>
                <mrow>
                  <mo stretchy="false">(</mo>
                  <mrow>
                    <msqrt>
                      <mn>5</mn>
                    </msqrt>
                    <mi mathvariant="normal">−</mi>
                    <mn>1</mn>
                  </mrow>
                  <mo stretchy="false">)</mo>
                </mrow>
                <mi mathvariant="normal">/</mi>
                <mn>16</mn>
              </mrow>
              <mo stretchy="false">+</mo>
              <mrow>
                <mo stretchy="false">(</mo>
                <mrow>
                  <msqrt>
                    <mn>3</mn>
                  </msqrt>
                  <mo stretchy="false">+</mo>
                  <mn>1</mn>
                </mrow>
                <mo stretchy="false">)</mo>
              </mrow>
            </mrow>
            <mrow>
              <msqrt>
                <mrow>
                  <mn>5</mn>
                  <mo stretchy="false">+</mo>
                  <msqrt>
                    <mn>5</mn>
                  </msqrt>
                </mrow>
              </msqrt>
              <mi mathvariant="normal">/</mi>
              <mn>8</mn>
            </mrow>
          </mrow>
        </mtd>
      </mtr>
      <mtr>
        <mtd>
          <mrow>
            <mi>sin</mi>
            <mrow>
              <mo stretchy="false">(</mo>
              <msup>
                <mn>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sqrt>
                      <mrow>
                        <mrow>
                          <mn>30</mn>
                          <mi mathvariant="normal">−</mi>
                          <mn>6</mn>
                        </mrow>
                        <msqrt>
                          <mn>5</mn>
                        </msqrt>
                      </mrow>
                    </msqrt>
                    <mi mathvariant="normal">−</mi>
                    <msqrt>
                      <mn>5</mn>
                    </msqrt>
                  </mrow>
                  <mi mathvariant="normal">−</mi>
                  <mn>1</mn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cos</mi>
            <mrow>
              <mo stretchy="false">(</mo>
              <msup>
                <mn>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sqrt>
                      <mn>15</mn>
                    </msqrt>
                    <mo stretchy="false">+</mo>
                    <msqrt>
                      <mn>3</mn>
                    </msqrt>
                  </mrow>
                  <mo stretchy="false">+</mo>
                  <msqrt>
                    <mrow>
                      <mrow>
                        <mn>10</mn>
                        <mi mathvariant="normal">−</mi>
                        <mn>2</mn>
                      </mrow>
                      <msqrt>
                        <mn>5</mn>
                      </msqrt>
                    </mrow>
                  </msqrt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tan</mi>
            <mrow>
              <mo stretchy="false">(</mo>
              <msup>
                <mn>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sqrt>
                      <mrow>
                        <mrow>
                          <mn>10</mn>
                          <mi mathvariant="normal">−</mi>
                          <mn>2</mn>
                        </mrow>
                        <msqrt>
                          <mn>5</mn>
                        </msqrt>
                      </mrow>
                    </msqrt>
                    <mo stretchy="false">+</mo>
                    <msqrt>
                      <mn>3</mn>
                    </msqrt>
                  </mrow>
                  <mi mathvariant="normal">−</mi>
                  <msqrt>
                    <mn>15</mn>
                  </msqrt>
                </mrow>
                <mo stretchy="false">)</mo>
              </mrow>
              <mi mathvariant="normal">/</mi>
              <mn>2</mn>
            </mrow>
          </mrow>
        </mtd>
      </mtr>
      <mtr>
        <mtd>
          <mrow>
            <mi>cot</mi>
            <mrow>
              <mo stretchy="false">(</mo>
              <msup>
                <mn>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n>3</mn>
                  <mrow>
                    <mrow>
                      <msqrt>
                        <mn>3</mn>
                      </msqrt>
                      <mo stretchy="false">+</mo>
                      <msqrt>
                        <mn>15</mn>
                      </msqrt>
                    </mrow>
                    <mo stretchy="false">+</mo>
                    <mn>2</mn>
                  </mrow>
                  <mrow>
                    <msqrt>
                      <mrow>
                        <mrow>
                          <mn>10</mn>
                          <mi mathvariant="normal">−</mi>
                          <mn>2</mn>
                        </mrow>
                        <msqrt>
                          <mn>5</mn>
                        </msqrt>
                      </mrow>
                    </msqrt>
                    <mo stretchy="false">+</mo>
                    <msqrt>
                      <mrow>
                        <mrow>
                          <mn>50</mn>
                          <mi mathvariant="normal">−</mi>
                          <mn>10</mn>
                        </mrow>
                        <msqrt>
                          <mn>5</mn>
                        </msqrt>
                      </mrow>
                    </msqrt>
                  </mrow>
                </mrow>
                <mo stretchy="false">)</mo>
              </mrow>
              <mi mathvariant="normal">/</mi>
              <mn>2</mn>
            </mrow>
          </mrow>
        </mtd>
      </mtr>
      <mtr>
        <mtd>
          <mrow>
            <mi>sin</mi>
            <mrow>
              <mo stretchy="false">(</mo>
              <msup>
                <mn>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sqrt>
                <mrow>
                  <mrow>
                    <mn>8</mn>
                    <mi mathvariant="normal">−</mi>
                    <mn>2</mn>
                  </mrow>
                  <mrow>
                    <msqrt>
                      <mn>2</mn>
                    </msqrt>
                    <mi mathvariant="normal">−</mi>
                    <mn>2</mn>
                  </mrow>
                  <msqrt>
                    <mn>6</mn>
                  </msqrt>
                </mrow>
              </msqrt>
              <mi mathvariant="normal">/</mi>
              <mn>4</mn>
            </mrow>
          </mrow>
        </mtd>
      </mtr>
      <mtr>
        <mtd>
          <mrow>
            <mi>cos</mi>
            <mrow>
              <mo stretchy="false">(</mo>
              <msup>
                <mn>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sqrt>
                <mrow>
                  <mrow>
                    <mn>8</mn>
                    <mo stretchy="false">+</mo>
                    <mn>2</mn>
                  </mrow>
                  <mrow>
                    <msqrt>
                      <mn>2</mn>
                    </msqrt>
                    <mo stretchy="false">+</mo>
                    <mn>2</mn>
                  </mrow>
                  <msqrt>
                    <mn>6</mn>
                  </msqrt>
                </mrow>
              </msqrt>
              <mi mathvariant="normal">/</mi>
              <mn>4</mn>
            </mrow>
          </mrow>
        </mtd>
      </mtr>
      <mtr>
        <mtd>
          <mrow>
            <mi>tan</mi>
            <mrow>
              <mo stretchy="false">(</mo>
              <msup>
                <mn>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row>
                  <msqrt>
                    <mn>6</mn>
                  </msqrt>
                  <mi mathvariant="normal">−</mi>
                  <msqrt>
                    <mn>3</mn>
                  </msqrt>
                </mrow>
                <mo stretchy="false">+</mo>
                <msqrt>
                  <mn>2</mn>
                </msqrt>
              </mrow>
              <mi mathvariant="normal">−</mi>
              <mn>2</mn>
            </mrow>
          </mrow>
        </mtd>
      </mtr>
      <mtr>
        <mtd>
          <mrow>
            <mi>cot</mi>
            <mrow>
              <mo stretchy="false">(</mo>
              <msup>
                <mn>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row>
                  <msqrt>
                    <mn>6</mn>
                  </msqrt>
                  <mo stretchy="false">+</mo>
                  <msqrt>
                    <mn>3</mn>
                  </msqrt>
                </mrow>
                <mo stretchy="false">+</mo>
                <msqrt>
                  <mn>2</mn>
                </msqrt>
              </mrow>
              <mo stretchy="false">+</mo>
              <mn>2</mn>
            </mrow>
          </mrow>
        </mtd>
      </mtr>
      <mtr>
        <mtd>
          <mrow>
            <mi>sin</mi>
            <mrow>
              <mo stretchy="false">(</mo>
              <msup>
                <mn>9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row>
                      <msqrt>
                        <mn>10</mn>
                      </msqrt>
                      <mo stretchy="false">+</mo>
                      <msqrt>
                        <mn>2</mn>
                      </msqrt>
                    </mrow>
                    <mi mathvariant="normal">−</mi>
                    <mn>2</mn>
                  </mrow>
                  <msqrt>
                    <mrow>
                      <mn>5</mn>
                      <mi mathvariant="normal">−</mi>
                      <msqrt>
                        <mn>5</mn>
                      </msqrt>
                    </mrow>
                  </msqrt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cos</mi>
            <mrow>
              <mo stretchy="false">(</mo>
              <msup>
                <mn>9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row>
                      <msqrt>
                        <mn>10</mn>
                      </msqrt>
                      <mo stretchy="false">+</mo>
                      <msqrt>
                        <mn>2</mn>
                      </msqrt>
                    </mrow>
                    <mo stretchy="false">+</mo>
                    <mn>2</mn>
                  </mrow>
                  <msqrt>
                    <mrow>
                      <mn>5</mn>
                      <mi mathvariant="normal">−</mi>
                      <msqrt>
                        <mn>5</mn>
                      </msqrt>
                    </mrow>
                  </msqrt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tan</mi>
            <mrow>
              <mo stretchy="false">(</mo>
              <msup>
                <mn>9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n>1</mn>
                <mo stretchy="false">+</mo>
                <msqrt>
                  <mn>5</mn>
                </msqrt>
              </mrow>
              <mi mathvariant="normal">−</mi>
              <msqrt>
                <mrow>
                  <mrow>
                    <mn>5</mn>
                    <mo stretchy="false">+</mo>
                    <mn>2</mn>
                  </mrow>
                  <msqrt>
                    <mn>5</mn>
                  </msqrt>
                </mrow>
              </msqrt>
            </mrow>
          </mrow>
        </mtd>
      </mtr>
      <mtr>
        <mtd>
          <mrow>
            <mi>cot</mi>
            <mrow>
              <mo stretchy="false">(</mo>
              <msup>
                <mn>9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n>1</mn>
                <mo stretchy="false">+</mo>
                <msqrt>
                  <mn>5</mn>
                </msqrt>
              </mrow>
              <mo stretchy="false">+</mo>
              <msqrt>
                <mrow>
                  <mrow>
                    <mn>5</mn>
                    <mo stretchy="false">+</mo>
                    <mn>2</mn>
                  </mrow>
                  <msqrt>
                    <mn>5</mn>
                  </msqrt>
                </mrow>
              </msqrt>
            </mrow>
          </mrow>
        </mtd>
      </mtr>
      <mtr>
        <mtd>
          <mrow>
            <mi>sin</mi>
            <mrow>
              <mo stretchy="false">(</mo>
              <msup>
                <mn>11.2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sqrt>
                  <mrow>
                    <mn>2</mn>
                    <mi mathvariant="normal">−</mi>
                    <msqrt>
                      <mrow>
                        <mn>2</mn>
                        <mo stretchy="false">+</mo>
                        <msqrt>
                          <mn>2</mn>
                        </msqrt>
                      </mrow>
                    </msqrt>
                  </mrow>
                </msqrt>
                <mo stretchy="false">)</mo>
              </mrow>
              <mi mathvariant="normal">/</mi>
              <mn>2</mn>
            </mrow>
          </mrow>
        </mtd>
      </mtr>
      <mtr>
        <mtd>
          <mrow>
            <mi>cos</mi>
            <mrow>
              <mo stretchy="false">(</mo>
              <msup>
                <mn>11.2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sqrt>
                  <mrow>
                    <mn>2</mn>
                    <mo stretchy="false">+</mo>
                    <msqrt>
                      <mrow>
                        <mn>2</mn>
                        <mo stretchy="false">+</mo>
                        <msqrt>
                          <mn>2</mn>
                        </msqrt>
                      </mrow>
                    </msqrt>
                  </mrow>
                </msqrt>
                <mo stretchy="false">)</mo>
              </mrow>
              <mi mathvariant="normal">/</mi>
              <mn>2</mn>
            </mrow>
          </mrow>
        </mtd>
      </mtr>
      <mtr>
        <mtd>
          <mrow>
            <mi>tan</mi>
            <mrow>
              <mo stretchy="false">(</mo>
              <msup>
                <mn>11.2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sqrt>
                  <mrow>
                    <mrow>
                      <mn>4</mn>
                      <mo stretchy="false">+</mo>
                      <mn>2</mn>
                    </mrow>
                    <msqrt>
                      <mn>2</mn>
                    </msqrt>
                  </mrow>
                </msqrt>
                <mi mathvariant="normal">−</mi>
                <msqrt>
                  <mn>2</mn>
                </msqrt>
              </mrow>
              <mi mathvariant="normal">−</mi>
              <mn>1</mn>
            </mrow>
          </mrow>
        </mtd>
      </mtr>
      <mtr>
        <mtd>
          <mrow>
            <mi>sin</mi>
            <mrow>
              <mo stretchy="false">(</mo>
              <msup>
                <mn>12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n>2</mn>
                  <mrow>
                    <msqrt>
                      <mn>3</mn>
                    </msqrt>
                    <mi mathvariant="normal">−</mi>
                    <mn>2</mn>
                  </mrow>
                  <mrow>
                    <mrow>
                      <msqrt>
                        <mn>15</mn>
                      </msqrt>
                      <mo stretchy="false">+</mo>
                      <msqrt>
                        <mrow>
                          <mrow>
                            <mn>10</mn>
                            <mi mathvariant="normal">−</mi>
                            <mn>2</mn>
                          </mrow>
                          <msqrt>
                            <mn>5</mn>
                          </msqrt>
                        </mrow>
                      </msqrt>
                    </mrow>
                    <mo stretchy="false">+</mo>
                    <msqrt>
                      <mrow>
                        <mrow>
                          <mn>50</mn>
                          <mi mathvariant="normal">−</mi>
                          <mn>10</mn>
                        </mrow>
                        <msqrt>
                          <mn>5</mn>
                        </msqrt>
                      </mrow>
                    </msqrt>
                  </mrow>
                </mrow>
                <mo stretchy="false">)</mo>
              </mrow>
              <mi mathvariant="normal">/</mi>
              <mn>16</mn>
            </mrow>
          </mrow>
        </mtd>
      </mtr>
      <mtr>
        <mtd>
          <mrow>
            <mi>cos</mi>
            <mrow>
              <mo stretchy="false">(</mo>
              <msup>
                <mn>12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sqrt>
                  <mrow>
                    <mrow>
                      <mn>31</mn>
                      <mo stretchy="false">+</mo>
                      <mn>9</mn>
                    </mrow>
                    <mrow>
                      <msqrt>
                        <mn>5</mn>
                      </msqrt>
                      <mo stretchy="false">+</mo>
                      <mn>4</mn>
                    </mrow>
                    <mrow>
                      <msqrt>
                        <mrow>
                          <mrow>
                            <mn>30</mn>
                            <mi mathvariant="normal">−</mi>
                            <mn>6</mn>
                          </mrow>
                          <msqrt>
                            <mn>5</mn>
                          </msqrt>
                        </mrow>
                      </msqrt>
                      <mi mathvariant="normal">−</mi>
                      <mn>5</mn>
                    </mrow>
                    <msqrt>
                      <mrow>
                        <mrow>
                          <mn>6</mn>
                          <mi mathvariant="normal">−</mi>
                          <mn>2</mn>
                        </mrow>
                        <msqrt>
                          <mn>5</mn>
                        </msqrt>
                      </mrow>
                    </msqrt>
                  </mrow>
                </msqrt>
                <mo stretchy="false">)</mo>
              </mrow>
              <mi mathvariant="normal">/</mi>
              <mn>8</mn>
            </mrow>
          </mrow>
        </mtd>
      </mtr>
    </mtable>
    <annotation encoding="StarMath 5.0">stack {
alignl sin(3^{"" circ ""}) `=` (sqrt{6}+sqrt{2}) (sqrt{5}-1)/16 - (sqrt{3}-1) sqrt{5 + sqrt{5}}/8 #
alignl cos(3^{"" circ ""}) `=` (sqrt{6}-sqrt{2}) (sqrt{5}-1)/16 + (sqrt{3}+1) sqrt{5 + sqrt{5}}/8 #
alignl sin(6^{"" circ ""}) `=` (sqrt{30 - 6 sqrt{5}} - sqrt{5} - 1)/8 #
alignl cos(6^{"" circ ""}) `=` (sqrt{15} + sqrt{3} + sqrt{10 -2 sqrt{5}})/8 #
alignl tan(6^{"" circ ""}) `=` (sqrt{10 - 2 sqrt{5}} + sqrt{3} - sqrt{15})/2 #
alignl cot(6^{"" circ ""}) `=` (3 sqrt{3} + sqrt{15} + 2 sqrt{10 - 2 sqrt{5}} + sqrt{50 - 10 sqrt{5}})/2 #
alignl sin(7.5^{"" circ ""}) `=` sqrt{8 - 2 sqrt{2} - 2 sqrt{6}}/4 #
alignl cos(7.5^{"" circ ""}) `=` sqrt{8 + 2 sqrt{2} + 2 sqrt{6}}/4 #
alignl tan(7.5^{"" circ ""}) `=` sqrt{6} - sqrt{3} + sqrt{2} - 2 #
alignl cot(7.5^{"" circ ""}) `=` sqrt{6} + sqrt{3} + sqrt{2} + 2 #
alignl sin(9^{"" circ ""}) `=` (sqrt{10} + sqrt{2} - 2 sqrt{5 - sqrt{5}})/8 #
alignl cos(9^{"" circ ""}) `=` (sqrt{10} + sqrt{2} + 2 sqrt{5 - sqrt{5}})/8 #
alignl tan(9^{"" circ ""}) `=` 1 + sqrt{5} - sqrt{5 + 2 sqrt{5}} #
alignl cot(9^{"" circ ""}) `=` 1 + sqrt{5} + sqrt{5 + 2 sqrt{5}} #
alignl sin(11.25^{"" circ ""}) `=` (sqrt{2 - sqrt{2 + sqrt{2}}})/2 #
alignl cos(11.25^{"" circ ""}) `=` (sqrt{2 + sqrt{2 + sqrt{2}}})/2 #
alignl tan(11.25^{"" circ ""}) `=` sqrt{4 + 2 sqrt{2}} - sqrt{2} - 1 #
alignl sin(12^{"" circ ""}) `=` (2 sqrt{3} - 2 sqrt{15} + sqrt{10 - 2 sqrt{5}} + sqrt{50 - 10 sqrt{5}})/16 #
alignl cos(12^{"" circ ""}) `=` (sqrt{31 + 9 sqrt{5} + 4 sqrt{30 - 6 sqrt{5}} - 5 sqrt{6 - 2 sqrt{5}}})/8 
}</annotation>
  </semantics>
</math>
</file>

<file path=Object 2/content.xml><?xml version="1.0" encoding="utf-8"?>
<math xmlns="http://www.w3.org/1998/Math/MathML">
  <semantics>
    <mtable>
      <mtr>
        <mtd>
          <mrow>
            <mi>sin</mi>
            <mrow>
              <mo stretchy="false">(</mo>
              <msup>
                <mn>1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sqrt>
                    <mn>6</mn>
                  </msqrt>
                  <mi mathvariant="normal">−</mi>
                  <msqrt>
                    <mn>2</mn>
                  </msqrt>
                </mrow>
                <mo stretchy="false">)</mo>
              </mrow>
              <mi mathvariant="normal">/</mi>
              <mn>4</mn>
            </mrow>
          </mrow>
        </mtd>
      </mtr>
      <mtr>
        <mtd>
          <mrow>
            <mi>cos</mi>
            <mrow>
              <mo stretchy="false">(</mo>
              <msup>
                <mn>1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sqrt>
                    <mn>6</mn>
                  </msqrt>
                  <mo stretchy="false">+</mo>
                  <msqrt>
                    <mn>2</mn>
                  </msqrt>
                </mrow>
                <mo stretchy="false">)</mo>
              </mrow>
              <mi mathvariant="normal">/</mi>
              <mn>4</mn>
            </mrow>
          </mrow>
        </mtd>
      </mtr>
      <mtr>
        <mtd>
          <mrow>
            <mi>tan</mi>
            <mrow>
              <mo stretchy="false">(</mo>
              <msup>
                <mn>1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n>2</mn>
              <mi mathvariant="normal">−</mi>
              <msqrt>
                <mn>3</mn>
              </msqrt>
            </mrow>
          </mrow>
        </mtd>
      </mtr>
      <mtr>
        <mtd>
          <mrow>
            <mi>cot</mi>
            <mrow>
              <mo stretchy="false">(</mo>
              <msup>
                <mn>1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n>2</mn>
              <mo stretchy="false">+</mo>
              <msqrt>
                <mn>3</mn>
              </msqrt>
            </mrow>
          </mrow>
        </mtd>
      </mtr>
      <mtr>
        <mtd>
          <mrow>
            <mi>sin</mi>
            <mrow>
              <mo stretchy="false">(</mo>
              <msup>
                <mn>18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sqrt>
                    <mn>5</mn>
                  </msqrt>
                  <mi mathvariant="normal">−</mi>
                  <mn>1</mn>
                </mrow>
                <mo stretchy="false">)</mo>
              </mrow>
              <mi mathvariant="normal">/</mi>
              <mn>4</mn>
            </mrow>
          </mrow>
        </mtd>
      </mtr>
      <mtr>
        <mtd>
          <mrow>
            <mi>cos</mi>
            <mrow>
              <mo stretchy="false">(</mo>
              <msup>
                <mn>18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sqrt>
                  <mrow>
                    <mrow>
                      <mn>10</mn>
                      <mo stretchy="false">+</mo>
                      <mn>2</mn>
                    </mrow>
                    <msqrt>
                      <mn>5</mn>
                    </msqrt>
                  </mrow>
                </msqrt>
                <mo stretchy="false">)</mo>
              </mrow>
              <mi mathvariant="normal">/</mi>
              <mn>4</mn>
            </mrow>
          </mrow>
        </mtd>
      </mtr>
      <mtr>
        <mtd>
          <mrow>
            <mi>tan</mi>
            <mrow>
              <mo stretchy="false">(</mo>
              <msup>
                <mn>18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sqrt>
              <mrow>
                <mn>1</mn>
                <mi mathvariant="normal">−</mi>
                <mrow>
                  <mn>2</mn>
                  <mi mathvariant="normal">/</mi>
                  <msqrt>
                    <mn>5</mn>
                  </msqrt>
                </mrow>
              </mrow>
            </msqrt>
          </mrow>
        </mtd>
      </mtr>
      <mtr>
        <mtd>
          <mrow>
            <mi>cot</mi>
            <mrow>
              <mo stretchy="false">(</mo>
              <msup>
                <mn>18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sqrt>
              <mrow>
                <mrow>
                  <mn>5</mn>
                  <mo stretchy="false">+</mo>
                  <mn>2</mn>
                </mrow>
                <msqrt>
                  <mn>5</mn>
                </msqrt>
              </mrow>
            </msqrt>
          </mrow>
        </mtd>
      </mtr>
      <mtr>
        <mtd>
          <mrow>
            <mi>sin</mi>
            <mrow>
              <mo stretchy="false">(</mo>
              <msup>
                <mn>21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3</mn>
                </msqrt>
                <mo stretchy="false">+</mo>
                <mn>1</mn>
              </mrow>
              <mo stretchy="false">)</mo>
            </mrow>
            <mrow>
              <mrow>
                <mrow>
                  <mo stretchy="false">(</mo>
                  <msqrt>
                    <mrow>
                      <mn>5</mn>
                      <mi mathvariant="normal">−</mi>
                      <msqrt>
                        <mn>5</mn>
                      </msqrt>
                    </mrow>
                  </msqrt>
                  <mo stretchy="false">)</mo>
                </mrow>
                <mi mathvariant="normal">/</mi>
                <mn>8</mn>
              </mrow>
              <mi mathvariant="normal">−</mi>
              <mrow>
                <mo stretchy="false">(</mo>
                <mrow>
                  <msqrt>
                    <mn>6</mn>
                  </msqrt>
                  <mi mathvariant="normal">−</mi>
                  <msqrt>
                    <mn>2</mn>
                  </msqrt>
                </mrow>
                <mo stretchy="false">)</mo>
              </mrow>
            </mrow>
            <mrow>
              <mrow>
                <mo stretchy="false">(</mo>
                <mrow>
                  <msqrt>
                    <mn>5</mn>
                  </msqrt>
                  <mo stretchy="false">+</mo>
                  <mn>1</mn>
                </mrow>
                <mo stretchy="false">)</mo>
              </mrow>
              <mi mathvariant="normal">/</mi>
              <mn>16</mn>
            </mrow>
          </mrow>
        </mtd>
      </mtr>
      <mtr>
        <mtd>
          <mrow>
            <mi>cos</mi>
            <mrow>
              <mo stretchy="false">(</mo>
              <msup>
                <mn>21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3</mn>
                </msqrt>
                <mi mathvariant="normal">−</mi>
                <mn>1</mn>
              </mrow>
              <mo stretchy="false">)</mo>
            </mrow>
            <mrow>
              <mrow>
                <mrow>
                  <mo stretchy="false">(</mo>
                  <msqrt>
                    <mrow>
                      <mn>5</mn>
                      <mi mathvariant="normal">−</mi>
                      <msqrt>
                        <mn>5</mn>
                      </msqrt>
                    </mrow>
                  </msqrt>
                  <mo stretchy="false">)</mo>
                </mrow>
                <mi mathvariant="normal">/</mi>
                <mn>8</mn>
              </mrow>
              <mo stretchy="false">+</mo>
              <mrow>
                <mo stretchy="false">(</mo>
                <mrow>
                  <msqrt>
                    <mn>6</mn>
                  </msqrt>
                  <mo stretchy="false">+</mo>
                  <msqrt>
                    <mn>2</mn>
                  </msqrt>
                </mrow>
                <mo stretchy="false">)</mo>
              </mrow>
            </mrow>
            <mrow>
              <mrow>
                <mo stretchy="false">(</mo>
                <mrow>
                  <msqrt>
                    <mn>5</mn>
                  </msqrt>
                  <mo stretchy="false">+</mo>
                  <mn>1</mn>
                </mrow>
                <mo stretchy="false">)</mo>
              </mrow>
              <mi mathvariant="normal">/</mi>
              <mn>16</mn>
            </mrow>
          </mrow>
        </mtd>
      </mtr>
      <mtr>
        <mtd>
          <mrow>
            <mi>sin</mi>
            <mrow>
              <mo stretchy="false">(</mo>
              <msup>
                <mn>22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sqrt>
                <mrow>
                  <mn>2</mn>
                  <mi mathvariant="normal">−</mi>
                  <msqrt>
                    <mn>2</mn>
                  </msqrt>
                </mrow>
              </msqrt>
              <mi mathvariant="normal">/</mi>
              <mn>2</mn>
            </mrow>
          </mrow>
        </mtd>
      </mtr>
      <mtr>
        <mtd>
          <mrow>
            <mi>cos</mi>
            <mrow>
              <mo stretchy="false">(</mo>
              <msup>
                <mn>22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sqrt>
                <mrow>
                  <mn>2</mn>
                  <mo stretchy="false">+</mo>
                  <msqrt>
                    <mn>2</mn>
                  </msqrt>
                </mrow>
              </msqrt>
              <mi mathvariant="normal">/</mi>
              <mn>2</mn>
            </mrow>
          </mrow>
        </mtd>
      </mtr>
      <mtr>
        <mtd>
          <mrow>
            <mi>tan</mi>
            <mrow>
              <mo stretchy="false">(</mo>
              <msup>
                <mn>22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sqrt>
                <mn>2</mn>
              </msqrt>
              <mi mathvariant="normal">−</mi>
              <mn>1</mn>
            </mrow>
          </mrow>
        </mtd>
      </mtr>
      <mtr>
        <mtd>
          <mrow>
            <mi>cot</mi>
            <mrow>
              <mo stretchy="false">(</mo>
              <msup>
                <mn>22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sqrt>
                <mn>2</mn>
              </msqrt>
              <mo stretchy="false">+</mo>
              <mn>1</mn>
            </mrow>
          </mrow>
        </mtd>
      </mtr>
      <mtr>
        <mtd>
          <mrow>
            <mi>sin</mi>
            <mrow>
              <mo stretchy="false">(</mo>
              <msup>
                <mn>24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sqrt>
                      <mn>15</mn>
                    </msqrt>
                    <mo stretchy="false">+</mo>
                    <msqrt>
                      <mn>3</mn>
                    </msqrt>
                  </mrow>
                  <mi mathvariant="normal">−</mi>
                  <msqrt>
                    <mrow>
                      <mrow>
                        <mn>10</mn>
                        <mi mathvariant="normal">−</mi>
                        <mn>2</mn>
                      </mrow>
                      <msqrt>
                        <mn>5</mn>
                      </msqrt>
                    </mrow>
                  </msqrt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cos</mi>
            <mrow>
              <mo stretchy="false">(</mo>
              <msup>
                <mn>24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sqrt>
                      <mn>5</mn>
                    </msqrt>
                    <mo stretchy="false">+</mo>
                    <mn>1</mn>
                  </mrow>
                  <mo stretchy="false">+</mo>
                  <msqrt>
                    <mrow>
                      <mrow>
                        <mn>30</mn>
                        <mi mathvariant="normal">−</mi>
                        <mn>6</mn>
                      </mrow>
                      <msqrt>
                        <mn>5</mn>
                      </msqrt>
                    </mrow>
                  </msqrt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sin</mi>
            <mrow>
              <mo stretchy="false">(</mo>
              <msup>
                <mn>27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n>2</mn>
                  <mrow>
                    <mrow>
                      <msqrt>
                        <mrow>
                          <mn>5</mn>
                          <mo stretchy="false">+</mo>
                          <msqrt>
                            <mn>5</mn>
                          </msqrt>
                        </mrow>
                      </msqrt>
                      <mi mathvariant="normal">−</mi>
                      <msqrt>
                        <mn>10</mn>
                      </msqrt>
                    </mrow>
                    <mo stretchy="false">+</mo>
                    <msqrt>
                      <mn>2</mn>
                    </msqrt>
                  </mrow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cos</mi>
            <mrow>
              <mo stretchy="false">(</mo>
              <msup>
                <mn>27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n>2</mn>
                  <mrow>
                    <mrow>
                      <msqrt>
                        <mrow>
                          <mn>5</mn>
                          <mo stretchy="false">+</mo>
                          <msqrt>
                            <mn>5</mn>
                          </msqrt>
                        </mrow>
                      </msqrt>
                      <mo stretchy="false">+</mo>
                      <msqrt>
                        <mn>10</mn>
                      </msqrt>
                    </mrow>
                    <mi mathvariant="normal">−</mi>
                    <msqrt>
                      <mn>2</mn>
                    </msqrt>
                  </mrow>
                </mrow>
                <mo stretchy="false">)</mo>
              </mrow>
              <mi mathvariant="normal">/</mi>
              <mn>8</mn>
            </mrow>
          </mrow>
        </mtd>
      </mtr>
      <mtr>
        <mtd>
          <mrow>
            <mi>sin</mi>
            <mrow>
              <mo stretchy="false">(</mo>
              <msup>
                <mn>33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3</mn>
                </msqrt>
                <mi mathvariant="normal">−</mi>
                <mn>1</mn>
              </mrow>
              <mo stretchy="false">)</mo>
            </mrow>
            <mrow>
              <mrow>
                <mrow>
                  <mo stretchy="false">(</mo>
                  <msqrt>
                    <mrow>
                      <mn>5</mn>
                      <mo stretchy="false">+</mo>
                      <msqrt>
                        <mn>5</mn>
                      </msqrt>
                    </mrow>
                  </msqrt>
                  <mo stretchy="false">)</mo>
                </mrow>
                <mi mathvariant="normal">/</mi>
                <mn>8</mn>
              </mrow>
              <mo stretchy="false">+</mo>
              <mrow>
                <mo stretchy="false">(</mo>
                <mrow>
                  <msqrt>
                    <mn>6</mn>
                  </msqrt>
                  <mo stretchy="false">+</mo>
                  <msqrt>
                    <mn>2</mn>
                  </msqrt>
                </mrow>
                <mo stretchy="false">)</mo>
              </mrow>
            </mrow>
            <mrow>
              <mrow>
                <mo stretchy="false">(</mo>
                <mrow>
                  <msqrt>
                    <mn>5</mn>
                  </msqrt>
                  <mi mathvariant="normal">−</mi>
                  <mn>1</mn>
                </mrow>
                <mo stretchy="false">)</mo>
              </mrow>
              <mi mathvariant="normal">/</mi>
              <mn>16</mn>
            </mrow>
          </mrow>
        </mtd>
      </mtr>
      <mtr>
        <mtd>
          <mrow>
            <mi>cos</mi>
            <mrow>
              <mo stretchy="false">(</mo>
              <msup>
                <mn>33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3</mn>
                </msqrt>
                <mo stretchy="false">+</mo>
                <mn>1</mn>
              </mrow>
              <mo stretchy="false">)</mo>
            </mrow>
            <mrow>
              <mrow>
                <mrow>
                  <mo stretchy="false">(</mo>
                  <msqrt>
                    <mrow>
                      <mn>5</mn>
                      <mo stretchy="false">+</mo>
                      <msqrt>
                        <mn>5</mn>
                      </msqrt>
                    </mrow>
                  </msqrt>
                  <mo stretchy="false">)</mo>
                </mrow>
                <mi mathvariant="normal">/</mi>
                <mn>8</mn>
              </mrow>
              <mi mathvariant="normal">−</mi>
              <mrow>
                <mo stretchy="false">(</mo>
                <mrow>
                  <msqrt>
                    <mn>6</mn>
                  </msqrt>
                  <mi mathvariant="normal">−</mi>
                  <msqrt>
                    <mn>2</mn>
                  </msqrt>
                </mrow>
                <mo stretchy="false">)</mo>
              </mrow>
            </mrow>
            <mrow>
              <mrow>
                <mo stretchy="false">(</mo>
                <mrow>
                  <msqrt>
                    <mn>5</mn>
                  </msqrt>
                  <mi mathvariant="normal">−</mi>
                  <mn>1</mn>
                </mrow>
                <mo stretchy="false">)</mo>
              </mrow>
              <mi mathvariant="normal">/</mi>
              <mn>16</mn>
            </mrow>
          </mrow>
        </mtd>
      </mtr>
      <mtr>
        <mtd>
          <mrow>
            <mi>sin</mi>
            <mrow>
              <mo stretchy="false">(</mo>
              <msup>
                <mn>3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sqrt>
                <mrow>
                  <mrow>
                    <mn>10</mn>
                    <mi mathvariant="normal">−</mi>
                    <mn>2</mn>
                  </mrow>
                  <msqrt>
                    <mn>5</mn>
                  </msqrt>
                </mrow>
              </msqrt>
              <mi mathvariant="normal">/</mi>
              <mn>4</mn>
            </mrow>
          </mrow>
        </mtd>
      </mtr>
      <mtr>
        <mtd>
          <mrow>
            <mi>cos</mi>
            <mrow>
              <mo stretchy="false">(</mo>
              <msup>
                <mn>3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row>
                  <msqrt>
                    <mn>5</mn>
                  </msqrt>
                  <mo stretchy="false">+</mo>
                  <mn>1</mn>
                </mrow>
                <mo stretchy="false">)</mo>
              </mrow>
              <mi mathvariant="normal">/</mi>
              <mn>4</mn>
            </mrow>
          </mrow>
        </mtd>
      </mtr>
      <mtr>
        <mtd>
          <mrow>
            <mi>tan</mi>
            <mrow>
              <mo stretchy="false">(</mo>
              <msup>
                <mn>3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sqrt>
              <mrow>
                <mrow>
                  <mn>5</mn>
                  <mi mathvariant="normal">−</mi>
                  <mn>2</mn>
                </mrow>
                <msqrt>
                  <mn>5</mn>
                </msqrt>
              </mrow>
            </msqrt>
          </mrow>
        </mtd>
      </mtr>
      <mtr>
        <mtd>
          <mrow>
            <mi>cot</mi>
            <mrow>
              <mo stretchy="false">(</mo>
              <msup>
                <mn>36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sqrt>
              <mrow>
                <mn>1</mn>
                <mo stretchy="false">+</mo>
                <mrow>
                  <mn>2</mn>
                  <mi mathvariant="normal">/</mi>
                  <msqrt>
                    <mn>5</mn>
                  </msqrt>
                </mrow>
              </mrow>
            </msqrt>
          </mrow>
        </mtd>
      </mtr>
      <mtr>
        <mtd>
          <mrow>
            <mi>sin</mi>
            <mrow>
              <mo stretchy="false">(</mo>
              <msup>
                <mn>3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sqrt>
                  <mrow>
                    <mn>2</mn>
                    <mi mathvariant="normal">−</mi>
                    <msqrt>
                      <mrow>
                        <mn>2</mn>
                        <mi mathvariant="normal">−</mi>
                        <msqrt>
                          <mn>3</mn>
                        </msqrt>
                      </mrow>
                    </msqrt>
                  </mrow>
                </msqrt>
                <mo stretchy="false">)</mo>
              </mrow>
              <mi mathvariant="normal">/</mi>
              <mn>2</mn>
            </mrow>
          </mrow>
        </mtd>
      </mtr>
      <mtr>
        <mtd>
          <mrow>
            <mi>cos</mi>
            <mrow>
              <mo stretchy="false">(</mo>
              <msup>
                <mn>3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o stretchy="false">(</mo>
                <msqrt>
                  <mrow>
                    <mn>2</mn>
                    <mo stretchy="false">+</mo>
                    <msqrt>
                      <mrow>
                        <mn>2</mn>
                        <mi mathvariant="normal">−</mi>
                        <msqrt>
                          <mn>3</mn>
                        </msqrt>
                      </mrow>
                    </msqrt>
                  </mrow>
                </msqrt>
                <mo stretchy="false">)</mo>
              </mrow>
              <mi mathvariant="normal">/</mi>
              <mn>2</mn>
            </mrow>
          </mrow>
        </mtd>
      </mtr>
      <mtr>
        <mtd>
          <mrow>
            <mi>tan</mi>
            <mrow>
              <mo stretchy="false">(</mo>
              <msup>
                <mn>3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row>
                  <msqrt>
                    <mn>6</mn>
                  </msqrt>
                  <mo stretchy="false">+</mo>
                  <msqrt>
                    <mn>3</mn>
                  </msqrt>
                </mrow>
                <mi mathvariant="normal">−</mi>
                <msqrt>
                  <mn>2</mn>
                </msqrt>
              </mrow>
              <mi mathvariant="normal">−</mi>
              <mn>2</mn>
            </mrow>
          </mrow>
        </mtd>
      </mtr>
      <mtr>
        <mtd>
          <mrow>
            <mi>cot</mi>
            <mrow>
              <mo stretchy="false">(</mo>
              <msup>
                <mn>37.5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row>
                <mrow>
                  <msqrt>
                    <mn>6</mn>
                  </msqrt>
                  <mi mathvariant="normal">−</mi>
                  <msqrt>
                    <mn>3</mn>
                  </msqrt>
                </mrow>
                <mi mathvariant="normal">−</mi>
                <msqrt>
                  <mn>2</mn>
                </msqrt>
              </mrow>
              <mo stretchy="false">+</mo>
              <mn>2</mn>
            </mrow>
          </mrow>
        </mtd>
      </mtr>
      <mtr>
        <mtd>
          <mrow>
            <mi>sin</mi>
            <mrow>
              <mo stretchy="false">(</mo>
              <msup>
                <mn>39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6</mn>
                </msqrt>
                <mo stretchy="false">+</mo>
                <msqrt>
                  <mn>2</mn>
                </msqrt>
              </mrow>
              <mo stretchy="false">)</mo>
            </mrow>
            <mrow>
              <mrow>
                <mrow>
                  <mo stretchy="false">(</mo>
                  <mrow>
                    <msqrt>
                      <mn>5</mn>
                    </msqrt>
                    <mo stretchy="false">+</mo>
                    <mn>1</mn>
                  </mrow>
                  <mo stretchy="false">)</mo>
                </mrow>
                <mi mathvariant="normal">/</mi>
                <mn>16</mn>
              </mrow>
              <mi mathvariant="normal">−</mi>
              <mrow>
                <mo stretchy="false">(</mo>
                <mrow>
                  <msqrt>
                    <mn>3</mn>
                  </msqrt>
                  <mi mathvariant="normal">−</mi>
                  <mn>1</mn>
                </mrow>
                <mo stretchy="false">)</mo>
              </mrow>
            </mrow>
            <mrow>
              <msqrt>
                <mrow>
                  <mn>5</mn>
                  <mi mathvariant="normal">−</mi>
                  <msqrt>
                    <mn>5</mn>
                  </msqrt>
                </mrow>
              </msqrt>
              <mi mathvariant="normal">/</mi>
              <mn>8</mn>
            </mrow>
          </mrow>
        </mtd>
      </mtr>
      <mtr>
        <mtd>
          <mrow>
            <mi>cos</mi>
            <mrow>
              <mo stretchy="false">(</mo>
              <msup>
                <mn>39</mn>
                <mrow>
                  <mtext/>
                  <mi mathvariant="normal">°</mi>
                  <mtext/>
                </mrow>
              </msup>
              <mo stretchy="false">)</mo>
            </mrow>
            <mrow>
              <mi/>
              <mi mathvariant="normal">=</mi>
              <mi/>
            </mrow>
            <mrow>
              <mo stretchy="false">(</mo>
              <mrow>
                <msqrt>
                  <mn>6</mn>
                </msqrt>
                <mi mathvariant="normal">−</mi>
                <msqrt>
                  <mn>2</mn>
                </msqrt>
              </mrow>
              <mo stretchy="false">)</mo>
            </mrow>
            <mrow>
              <mrow>
                <mrow>
                  <mo stretchy="false">(</mo>
                  <mrow>
                    <msqrt>
                      <mn>5</mn>
                    </msqrt>
                    <mo stretchy="false">+</mo>
                    <mn>1</mn>
                  </mrow>
                  <mo stretchy="false">)</mo>
                </mrow>
                <mi mathvariant="normal">/</mi>
                <mn>16</mn>
              </mrow>
              <mo stretchy="false">+</mo>
              <mrow>
                <mo stretchy="false">(</mo>
                <mrow>
                  <msqrt>
                    <mn>3</mn>
                  </msqrt>
                  <mo stretchy="false">+</mo>
                  <mn>1</mn>
                </mrow>
                <mo stretchy="false">)</mo>
              </mrow>
            </mrow>
            <mrow>
              <msqrt>
                <mrow>
                  <mn>5</mn>
                  <mi mathvariant="normal">−</mi>
                  <msqrt>
                    <mn>5</mn>
                  </msqrt>
                </mrow>
              </msqrt>
              <mi mathvariant="normal">/</mi>
              <mn>8</mn>
            </mrow>
          </mrow>
        </mtd>
      </mtr>
    </mtable>
    <annotation encoding="StarMath 5.0">stack {
alignl sin(15^{"" circ ""}) `=` (sqrt{6} - sqrt{2})/4 #
alignl cos(15^{"" circ ""}) `=` (sqrt{6} + sqrt{2})/4 #
alignl tan(15^{"" circ ""}) `=` 2 - sqrt{3} #
alignl cot(15^{"" circ ""}) `=` 2 + sqrt{3} #
alignl sin(18^{"" circ ""}) `=` (sqrt{5} - 1)/4 #
alignl cos(18^{"" circ ""}) `=` (sqrt{10 + 2 sqrt{5}})/4 #
alignl tan(18^{"" circ ""}) `=` sqrt{1 - 2/sqrt{5}} #
alignl cot(18^{"" circ ""}) `=` sqrt{5 + 2 sqrt{5}} #
alignl sin(21^{"" circ ""}) `=` (sqrt{3}+1) (sqrt{5-sqrt{5}})/8 - (sqrt{6}-sqrt{2}) (sqrt{5}+1)/16 #
alignl cos(21^{"" circ ""}) `=` (sqrt{3}-1) (sqrt{5-sqrt{5}})/8 + (sqrt{6}+sqrt{2}) (sqrt{5}+1)/16 #
alignl sin(22.5^{"" circ ""}) `=` sqrt{2 - sqrt{2}}/2 #
alignl cos(22.5^{"" circ ""}) `=` sqrt{2 + sqrt{2}}/2 #
alignl tan(22.5^{"" circ ""}) `=` sqrt{2} - 1 #
alignl cot(22.5^{"" circ ""}) `=` sqrt{2} + 1 #
alignl sin(24^{"" circ ""}) `=` (sqrt{15} + sqrt{3} - sqrt{10 - 2 sqrt{5}})/8 #
alignl cos(24^{"" circ ""}) `=` (sqrt{5} + 1 + sqrt{30 - 6 sqrt{5}})/8 #
alignl sin(27^{"" circ ""}) `=` (2 sqrt{5 + sqrt{5}} - sqrt{10} + sqrt{2})/8 #
alignl cos(27^{"" circ ""}) `=` (2 sqrt{5 + sqrt{5}} + sqrt{10} - sqrt{2})/8 #
alignl sin(33^{"" circ ""}) `=` (sqrt{3}-1) (sqrt{5+sqrt{5}})/8 + (sqrt{6}+sqrt{2}) (sqrt{5}-1)/16 #
alignl cos(33^{"" circ ""}) `=` (sqrt{3}+1) (sqrt{5+sqrt{5}})/8 - (sqrt{6}-sqrt{2}) (sqrt{5}-1)/16 #
alignl sin(36^{"" circ ""}) `=` sqrt{10 - 2 sqrt{5}}/4 #
alignl cos(36^{"" circ ""}) `=` (sqrt{5} + 1)/4 #
alignl tan(36^{"" circ ""}) `=` sqrt{5 - 2 sqrt{5}} #
alignl cot(36^{"" circ ""}) `=` sqrt{1 + 2/sqrt{5}} #
alignl sin(37.5^{"" circ ""}) `=` (sqrt{2 - sqrt{2 - sqrt{3}}})/2 #
alignl cos(37.5^{"" circ ""}) `=` (sqrt{2 + sqrt{2 - sqrt{3}}})/2 #
alignl tan(37.5^{"" circ ""}) `=` sqrt{6} + sqrt{3} - sqrt{2} - 2 #
alignl cot(37.5^{"" circ ""}) `=` sqrt{6} - sqrt{3} - sqrt{2} + 2 #
alignl sin(39^{"" circ ""}) `=` (sqrt{6}+sqrt{2}) (sqrt{5}+1)/16 - (sqrt{3}-1) sqrt{5 - sqrt{5}}/8 #
alignl cos(39^{"" circ ""}) `=` (sqrt{6}-sqrt{2}) (sqrt{5}+1)/16 + (sqrt{3}+1) sqrt{5 - sqrt{5}}/8 }</annotation>
  </semantics>
</math>
</file>